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1d46" officeooo:paragraph-rsid="001edc4e"/>
    </style:style>
    <style:style style:name="P2" style:family="paragraph" style:parent-style-name="Standard">
      <style:paragraph-properties fo:text-align="start" style:justify-single-word="false"/>
      <style:text-properties officeooo:rsid="001d1d46" officeooo:paragraph-rsid="001edc4e"/>
    </style:style>
    <style:style style:name="P3" style:family="paragraph" style:parent-style-name="Standard">
      <style:text-properties officeooo:rsid="001edc4e" officeooo:paragraph-rsid="001edc4e"/>
    </style:style>
    <style:style style:name="P4" style:family="paragraph" style:parent-style-name="Standard">
      <style:paragraph-properties fo:text-align="center" style:justify-single-word="false"/>
      <style:text-properties officeooo:rsid="001edc4e" officeooo:paragraph-rsid="001edc4e"/>
    </style:style>
    <style:style style:name="P5" style:family="paragraph" style:parent-style-name="Standard">
      <style:text-properties fo:font-weight="bold" officeooo:rsid="001d1d46" officeooo:paragraph-rsid="001d1d46" style:font-weight-asian="bold" style:font-weight-complex="bold"/>
    </style:style>
    <style:style style:name="P6" style:family="paragraph" style:parent-style-name="Standard">
      <style:text-properties fo:font-weight="bold" officeooo:rsid="001d1d46" officeooo:paragraph-rsid="001edc4e" style:font-weight-asian="bold" style:font-weight-complex="bold"/>
    </style:style>
    <style:style style:name="P7" style:family="paragraph" style:parent-style-name="Standard">
      <style:text-properties fo:font-weight="bold" officeooo:rsid="001edc4e" officeooo:paragraph-rsid="001edc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edc4e" officeooo:paragraph-rsid="001edc4e"/>
    </style:style>
    <style:style style:name="P9" style:family="paragraph" style:parent-style-name="Standard">
      <style:text-properties officeooo:rsid="00235265" officeooo:paragraph-rsid="00235265"/>
    </style:style>
    <style:style style:name="P10" style:family="paragraph" style:parent-style-name="Table_20_Contents">
      <style:text-properties officeooo:rsid="001edc4e" officeooo:paragraph-rsid="001fca76"/>
    </style:style>
    <style:style style:name="P11" style:family="paragraph" style:parent-style-name="Table_20_Contents">
      <style:text-properties officeooo:rsid="001fca76" officeooo:paragraph-rsid="001fca76"/>
    </style:style>
    <style:style style:name="P12" style:family="paragraph" style:parent-style-name="Table_20_Contents">
      <style:text-properties fo:font-weight="bold" officeooo:rsid="00235265" officeooo:paragraph-rsid="00235265" style:font-weight-asian="bold" style:font-weight-complex="bold"/>
    </style:style>
    <style:style style:name="P13" style:family="paragraph" style:parent-style-name="Table_20_Contents">
      <style:text-properties fo:font-weight="bold" officeooo:rsid="00242f6a" officeooo:paragraph-rsid="00242f6a" style:font-weight-asian="bold" style:font-weight-complex="bold"/>
    </style:style>
    <style:style style:name="P14" style:family="paragraph" style:parent-style-name="Table_20_Contents">
      <style:text-properties fo:font-weight="normal" officeooo:rsid="00235265" officeooo:paragraph-rsid="00235265" style:font-weight-asian="normal" style:font-weight-complex="normal"/>
    </style:style>
    <style:style style:name="P15" style:family="paragraph" style:parent-style-name="Table_20_Contents">
      <style:text-properties fo:font-weight="normal" officeooo:rsid="00242f6a" officeooo:paragraph-rsid="00242f6a" style:font-weight-asian="normal" style:font-weight-complex="normal"/>
    </style:style>
    <style:style style:name="P16" style:family="paragraph" style:parent-style-name="Table_20_Contents">
      <style:text-properties fo:font-weight="normal" officeooo:rsid="00250623" officeooo:paragraph-rsid="00250623" style:font-weight-asian="normal" style:font-weight-complex="normal"/>
    </style:style>
    <style:style style:name="P17" style:family="paragraph" style:parent-style-name="Table_20_Contents" style:list-style-name="L1">
      <style:text-properties officeooo:rsid="001edc4e" officeooo:paragraph-rsid="001fca76"/>
    </style:style>
    <style:style style:name="P18" style:family="paragraph" style:parent-style-name="Table_20_Contents" style:list-style-name="L2">
      <style:text-properties officeooo:rsid="001edc4e" officeooo:paragraph-rsid="001fca76"/>
    </style:style>
    <style:style style:name="P19" style:family="paragraph" style:parent-style-name="Table_20_Contents" style:list-style-name="L3">
      <style:text-properties officeooo:rsid="001edc4e" officeooo:paragraph-rsid="001fca76"/>
    </style:style>
    <style:style style:name="P20" style:family="paragraph" style:parent-style-name="Table_20_Contents" style:list-style-name="L4">
      <style:text-properties officeooo:rsid="001edc4e" officeooo:paragraph-rsid="001fca76"/>
    </style:style>
    <style:style style:name="P21" style:family="paragraph" style:parent-style-name="Table_20_Contents" style:list-style-name="L5">
      <style:text-properties officeooo:rsid="001edc4e" officeooo:paragraph-rsid="001fca76"/>
    </style:style>
    <style:style style:name="P22" style:family="paragraph" style:parent-style-name="Table_20_Contents" style:list-style-name="L6">
      <style:text-properties officeooo:rsid="001edc4e" officeooo:paragraph-rsid="001fca76"/>
    </style:style>
    <style:style style:name="P23" style:family="paragraph" style:parent-style-name="Table_20_Contents" style:list-style-name="L7">
      <style:text-properties officeooo:rsid="001edc4e" officeooo:paragraph-rsid="001fca76"/>
    </style:style>
    <style:style style:name="P24" style:family="paragraph" style:parent-style-name="Table_20_Contents" style:list-style-name="L8">
      <style:text-properties officeooo:rsid="001edc4e" officeooo:paragraph-rsid="001fca76"/>
    </style:style>
    <style:style style:name="P25" style:family="paragraph" style:parent-style-name="Table_20_Contents" style:list-style-name="L9">
      <style:text-properties officeooo:rsid="001edc4e" officeooo:paragraph-rsid="001fca76"/>
    </style:style>
    <style:style style:name="P26" style:family="paragraph" style:parent-style-name="Table_20_Contents" style:list-style-name="L10">
      <style:text-properties officeooo:rsid="001edc4e" officeooo:paragraph-rsid="001fca76"/>
    </style:style>
    <style:style style:name="P27" style:family="paragraph" style:parent-style-name="Table_20_Contents" style:list-style-name="L11">
      <style:text-properties officeooo:rsid="001fca76" officeooo:paragraph-rsid="001fca76"/>
    </style:style>
    <style:style style:name="P28" style:family="paragraph" style:parent-style-name="Table_20_Contents" style:list-style-name="L12">
      <style:text-properties officeooo:rsid="001fca76" officeooo:paragraph-rsid="001fca76"/>
    </style:style>
    <style:style style:name="P29" style:family="paragraph" style:parent-style-name="Table_20_Contents" style:list-style-name="L13">
      <style:text-properties officeooo:rsid="001fca76" officeooo:paragraph-rsid="001fca76"/>
    </style:style>
    <style:style style:name="P30" style:family="paragraph" style:parent-style-name="Table_20_Contents" style:list-style-name="L14">
      <style:text-properties officeooo:rsid="001fca76" officeooo:paragraph-rsid="001fca76"/>
    </style:style>
    <style:style style:name="P31" style:family="paragraph" style:parent-style-name="Table_20_Contents" style:list-style-name="L15">
      <style:text-properties officeooo:rsid="001fca76" officeooo:paragraph-rsid="001fca76"/>
    </style:style>
    <style:style style:name="P32" style:family="paragraph" style:parent-style-name="Table_20_Contents" style:list-style-name="L16">
      <style:text-properties officeooo:rsid="001fca76" officeooo:paragraph-rsid="001fca76"/>
    </style:style>
    <style:style style:name="P33" style:family="paragraph" style:parent-style-name="Table_20_Contents" style:list-style-name="L17">
      <style:text-properties fo:font-weight="normal" officeooo:rsid="00235265" officeooo:paragraph-rsid="00235265" style:font-weight-asian="normal" style:font-weight-complex="normal"/>
    </style:style>
    <style:style style:name="P34" style:family="paragraph" style:parent-style-name="Table_20_Contents" style:list-style-name="L18">
      <style:text-properties fo:font-weight="normal" officeooo:rsid="00235265" officeooo:paragraph-rsid="00235265" style:font-weight-asian="normal" style:font-weight-complex="normal"/>
    </style:style>
    <style:style style:name="P35" style:family="paragraph" style:parent-style-name="Table_20_Contents" style:list-style-name="L20">
      <style:text-properties fo:font-weight="normal" officeooo:rsid="00235265" officeooo:paragraph-rsid="00235265" style:font-weight-asian="normal" style:font-weight-complex="normal"/>
    </style:style>
    <style:style style:name="P36" style:family="paragraph" style:parent-style-name="Table_20_Contents" style:list-style-name="L21">
      <style:text-properties fo:font-weight="normal" officeooo:rsid="00235265" officeooo:paragraph-rsid="00235265" style:font-weight-asian="normal" style:font-weight-complex="normal"/>
    </style:style>
    <style:style style:name="P37" style:family="paragraph" style:parent-style-name="Table_20_Contents" style:list-style-name="L23">
      <style:text-properties fo:font-weight="normal" officeooo:rsid="00235265" officeooo:paragraph-rsid="00235265" style:font-weight-asian="normal" style:font-weight-complex="normal"/>
    </style:style>
    <style:style style:name="P38" style:family="paragraph" style:parent-style-name="Table_20_Contents" style:list-style-name="L24">
      <style:text-properties fo:font-weight="normal" officeooo:rsid="00235265" officeooo:paragraph-rsid="00235265" style:font-weight-asian="normal" style:font-weight-complex="normal"/>
    </style:style>
    <style:style style:name="P39" style:family="paragraph" style:parent-style-name="Table_20_Contents" style:list-style-name="L25">
      <style:text-properties fo:font-weight="normal" officeooo:rsid="00235265" officeooo:paragraph-rsid="00235265" style:font-weight-asian="normal" style:font-weight-complex="normal"/>
    </style:style>
    <style:style style:name="P40" style:family="paragraph" style:parent-style-name="Table_20_Contents" style:list-style-name="L26">
      <style:text-properties fo:font-weight="normal" officeooo:rsid="00235265" officeooo:paragraph-rsid="00235265" style:font-weight-asian="normal" style:font-weight-complex="normal"/>
    </style:style>
    <style:style style:name="P41" style:family="paragraph" style:parent-style-name="Table_20_Contents" style:list-style-name="L27">
      <style:text-properties fo:font-weight="normal" officeooo:rsid="00235265" officeooo:paragraph-rsid="00235265" style:font-weight-asian="normal" style:font-weight-complex="normal"/>
    </style:style>
    <style:style style:name="P42" style:family="paragraph" style:parent-style-name="Table_20_Contents" style:list-style-name="L28">
      <style:text-properties fo:font-weight="normal" officeooo:rsid="00235265" officeooo:paragraph-rsid="00235265" style:font-weight-asian="normal" style:font-weight-complex="normal"/>
    </style:style>
    <style:style style:name="P43" style:family="paragraph" style:parent-style-name="Table_20_Contents" style:list-style-name="L29">
      <style:text-properties fo:font-weight="normal" officeooo:rsid="00235265" officeooo:paragraph-rsid="00235265" style:font-weight-asian="normal" style:font-weight-complex="normal"/>
    </style:style>
    <style:style style:name="P44" style:family="paragraph" style:parent-style-name="Table_20_Contents" style:list-style-name="L30">
      <style:text-properties fo:font-weight="normal" officeooo:rsid="00235265" officeooo:paragraph-rsid="00235265" style:font-weight-asian="normal" style:font-weight-complex="normal"/>
    </style:style>
    <style:style style:name="P45" style:family="paragraph" style:parent-style-name="Table_20_Contents" style:list-style-name="L31">
      <style:text-properties fo:font-weight="normal" officeooo:rsid="00235265" officeooo:paragraph-rsid="00235265" style:font-weight-asian="normal" style:font-weight-complex="normal"/>
    </style:style>
    <style:style style:name="P46" style:family="paragraph" style:parent-style-name="Table_20_Contents" style:list-style-name="L32">
      <style:text-properties fo:font-weight="normal" officeooo:rsid="00235265" officeooo:paragraph-rsid="00235265" style:font-weight-asian="normal" style:font-weight-complex="normal"/>
    </style:style>
    <style:style style:name="P47" style:family="paragraph" style:parent-style-name="Table_20_Contents" style:list-style-name="L33">
      <style:text-properties fo:font-weight="normal" officeooo:rsid="00235265" officeooo:paragraph-rsid="00235265" style:font-weight-asian="normal" style:font-weight-complex="normal"/>
    </style:style>
    <style:style style:name="P48" style:family="paragraph" style:parent-style-name="Table_20_Contents" style:list-style-name="L34">
      <style:text-properties fo:font-weight="normal" officeooo:rsid="00235265" officeooo:paragraph-rsid="00235265" style:font-weight-asian="normal" style:font-weight-complex="normal"/>
    </style:style>
    <style:style style:name="P49" style:family="paragraph" style:parent-style-name="Table_20_Contents" style:list-style-name="L35">
      <style:text-properties fo:font-weight="normal" officeooo:rsid="00235265" officeooo:paragraph-rsid="00235265" style:font-weight-asian="normal" style:font-weight-complex="normal"/>
    </style:style>
    <style:style style:name="P50" style:family="paragraph" style:parent-style-name="Table_20_Contents" style:list-style-name="L36">
      <style:text-properties fo:font-weight="normal" officeooo:rsid="00235265" officeooo:paragraph-rsid="00235265" style:font-weight-asian="normal" style:font-weight-complex="normal"/>
    </style:style>
    <style:style style:name="P51" style:family="paragraph" style:parent-style-name="Table_20_Contents" style:list-style-name="L37">
      <style:text-properties fo:font-weight="normal" officeooo:rsid="00235265" officeooo:paragraph-rsid="00235265" style:font-weight-asian="normal" style:font-weight-complex="normal"/>
    </style:style>
    <style:style style:name="P52" style:family="paragraph" style:parent-style-name="Table_20_Contents" style:list-style-name="L38">
      <style:text-properties fo:font-weight="normal" officeooo:rsid="00235265" officeooo:paragraph-rsid="00235265" style:font-weight-asian="normal" style:font-weight-complex="normal"/>
    </style:style>
    <style:style style:name="P53" style:family="paragraph" style:parent-style-name="Table_20_Contents" style:list-style-name="L39">
      <style:text-properties fo:font-weight="normal" officeooo:rsid="00235265" officeooo:paragraph-rsid="00235265" style:font-weight-asian="normal" style:font-weight-complex="normal"/>
    </style:style>
    <style:style style:name="P54" style:family="paragraph" style:parent-style-name="Table_20_Contents" style:list-style-name="L40">
      <style:text-properties fo:font-weight="normal" officeooo:rsid="00235265" officeooo:paragraph-rsid="00235265" style:font-weight-asian="normal" style:font-weight-complex="normal"/>
    </style:style>
    <style:style style:name="P55" style:family="paragraph" style:parent-style-name="Table_20_Contents">
      <style:text-properties fo:font-weight="normal" officeooo:rsid="00235265" officeooo:paragraph-rsid="00293e40" style:font-weight-asian="normal" style:font-weight-complex="normal"/>
    </style:style>
    <style:style style:name="P56" style:family="paragraph" style:parent-style-name="Table_20_Contents" style:list-style-name="L43">
      <style:text-properties fo:font-weight="normal" officeooo:rsid="00250623" officeooo:paragraph-rsid="00250623" style:font-weight-asian="normal" style:font-weight-complex="normal"/>
    </style:style>
    <style:style style:name="P57" style:family="paragraph" style:parent-style-name="Table_20_Contents" style:list-style-name="L44">
      <style:text-properties fo:font-weight="normal" officeooo:rsid="00250623" officeooo:paragraph-rsid="00250623" style:font-weight-asian="normal" style:font-weight-complex="normal"/>
    </style:style>
    <style:style style:name="P58" style:family="paragraph" style:parent-style-name="Table_20_Contents" style:list-style-name="L45">
      <style:text-properties fo:font-weight="normal" officeooo:rsid="00250623" officeooo:paragraph-rsid="00250623" style:font-weight-asian="normal" style:font-weight-complex="normal"/>
    </style:style>
    <style:style style:name="P59" style:family="paragraph" style:parent-style-name="Table_20_Contents" style:list-style-name="L46">
      <style:text-properties fo:font-weight="normal" officeooo:rsid="00250623" officeooo:paragraph-rsid="00250623" style:font-weight-asian="normal" style:font-weight-complex="normal"/>
    </style:style>
    <style:style style:name="P60" style:family="paragraph" style:parent-style-name="Table_20_Contents" style:list-style-name="L47">
      <style:text-properties fo:font-weight="normal" officeooo:rsid="00250623" officeooo:paragraph-rsid="00250623" style:font-weight-asian="normal" style:font-weight-complex="normal"/>
    </style:style>
    <style:style style:name="P61" style:family="paragraph" style:parent-style-name="Table_20_Contents" style:list-style-name="L48">
      <style:text-properties fo:font-weight="normal" officeooo:rsid="00250623" officeooo:paragraph-rsid="00250623" style:font-weight-asian="normal" style:font-weight-complex="normal"/>
    </style:style>
    <style:style style:name="P62" style:family="paragraph" style:parent-style-name="Table_20_Contents" style:list-style-name="L49">
      <style:text-properties fo:font-weight="normal" officeooo:rsid="00250623" officeooo:paragraph-rsid="00250623" style:font-weight-asian="normal" style:font-weight-complex="normal"/>
    </style:style>
    <style:style style:name="P63" style:family="paragraph" style:parent-style-name="Table_20_Contents" style:list-style-name="L50">
      <style:text-properties fo:font-weight="normal" officeooo:rsid="00250623" officeooo:paragraph-rsid="00250623" style:font-weight-asian="normal" style:font-weight-complex="normal"/>
    </style:style>
    <style:style style:name="P64" style:family="paragraph" style:parent-style-name="Table_20_Contents" style:list-style-name="L51">
      <style:text-properties fo:font-weight="normal" officeooo:rsid="00250623" officeooo:paragraph-rsid="00250623" style:font-weight-asian="normal" style:font-weight-complex="normal"/>
    </style:style>
    <style:style style:name="P65" style:family="paragraph" style:parent-style-name="Table_20_Contents" style:list-style-name="L52">
      <style:text-properties fo:font-weight="normal" officeooo:rsid="00250623" officeooo:paragraph-rsid="00250623" style:font-weight-asian="normal" style:font-weight-complex="normal"/>
    </style:style>
    <style:style style:name="P66" style:family="paragraph" style:parent-style-name="Table_20_Contents" style:list-style-name="L53">
      <style:text-properties fo:font-weight="normal" officeooo:rsid="00250623" officeooo:paragraph-rsid="00250623" style:font-weight-asian="normal" style:font-weight-complex="normal"/>
    </style:style>
    <style:style style:name="P67" style:family="paragraph" style:parent-style-name="Table_20_Contents" style:list-style-name="L54">
      <style:text-properties fo:font-weight="normal" officeooo:rsid="00250623" officeooo:paragraph-rsid="00250623" style:font-weight-asian="normal" style:font-weight-complex="normal"/>
    </style:style>
    <style:style style:name="P68" style:family="paragraph" style:parent-style-name="Table_20_Contents" style:list-style-name="L55">
      <style:text-properties fo:font-weight="normal" officeooo:rsid="00250623" officeooo:paragraph-rsid="00250623" style:font-weight-asian="normal" style:font-weight-complex="normal"/>
    </style:style>
    <style:style style:name="P69" style:family="paragraph" style:parent-style-name="Table_20_Contents" style:list-style-name="L56">
      <style:text-properties fo:font-weight="normal" officeooo:rsid="00250623" officeooo:paragraph-rsid="00250623" style:font-weight-asian="normal" style:font-weight-complex="normal"/>
    </style:style>
    <style:style style:name="P70" style:family="paragraph" style:parent-style-name="Table_20_Contents" style:list-style-name="L57">
      <style:text-properties fo:font-weight="normal" officeooo:rsid="00250623" officeooo:paragraph-rsid="00250623" style:font-weight-asian="normal" style:font-weight-complex="normal"/>
    </style:style>
    <style:style style:name="P71" style:family="paragraph" style:parent-style-name="Table_20_Contents" style:list-style-name="L58">
      <style:text-properties fo:font-weight="normal" officeooo:rsid="00250623" officeooo:paragraph-rsid="00250623" style:font-weight-asian="normal" style:font-weight-complex="normal"/>
    </style:style>
    <style:style style:name="P72" style:family="paragraph" style:parent-style-name="Table_20_Contents" style:list-style-name="L59">
      <style:text-properties fo:font-weight="normal" officeooo:rsid="00250623" officeooo:paragraph-rsid="00250623" style:font-weight-asian="normal" style:font-weight-complex="normal"/>
    </style:style>
    <style:style style:name="P73" style:family="paragraph" style:parent-style-name="Table_20_Contents" style:list-style-name="L60">
      <style:text-properties fo:font-weight="normal" officeooo:rsid="00250623" officeooo:paragraph-rsid="00250623" style:font-weight-asian="normal" style:font-weight-complex="normal"/>
    </style:style>
    <style:style style:name="P74" style:family="paragraph" style:parent-style-name="Table_20_Contents" style:list-style-name="L61">
      <style:text-properties fo:font-weight="normal" officeooo:rsid="00250623" officeooo:paragraph-rsid="00250623" style:font-weight-asian="normal" style:font-weight-complex="normal"/>
    </style:style>
    <style:style style:name="P75" style:family="paragraph" style:parent-style-name="Table_20_Contents" style:list-style-name="L62">
      <style:text-properties fo:font-weight="normal" officeooo:rsid="00250623" officeooo:paragraph-rsid="00250623" style:font-weight-asian="normal" style:font-weight-complex="normal"/>
    </style:style>
    <style:style style:name="P76" style:family="paragraph" style:parent-style-name="Table_20_Contents" style:list-style-name="L63">
      <style:text-properties fo:font-weight="normal" officeooo:rsid="00250623" officeooo:paragraph-rsid="00250623" style:font-weight-asian="normal" style:font-weight-complex="normal"/>
    </style:style>
    <style:style style:name="P77" style:family="paragraph" style:parent-style-name="Table_20_Contents" style:list-style-name="L64">
      <style:text-properties fo:font-weight="normal" officeooo:rsid="00250623" officeooo:paragraph-rsid="00250623" style:font-weight-asian="normal" style:font-weight-complex="normal"/>
    </style:style>
    <style:style style:name="P78" style:family="paragraph" style:parent-style-name="Table_20_Contents">
      <style:text-properties fo:font-weight="normal" officeooo:rsid="0027e4b6" officeooo:paragraph-rsid="0027e4b6" style:font-weight-asian="normal" style:font-weight-complex="normal"/>
    </style:style>
    <style:style style:name="P79" style:family="paragraph" style:parent-style-name="Table_20_Contents" style:list-style-name="L65">
      <style:text-properties fo:font-weight="normal" officeooo:rsid="0027e4b6" officeooo:paragraph-rsid="0027e4b6" style:font-weight-asian="normal" style:font-weight-complex="normal"/>
    </style:style>
    <style:style style:name="P80" style:family="paragraph" style:parent-style-name="Table_20_Contents" style:list-style-name="L66">
      <style:text-properties fo:font-weight="normal" officeooo:rsid="0027e4b6" officeooo:paragraph-rsid="0027e4b6" style:font-weight-asian="normal" style:font-weight-complex="normal"/>
    </style:style>
    <style:style style:name="P81" style:family="paragraph" style:parent-style-name="Table_20_Contents" style:list-style-name="L67">
      <style:text-properties fo:font-weight="normal" officeooo:rsid="0027e4b6" officeooo:paragraph-rsid="0027e4b6" style:font-weight-asian="normal" style:font-weight-complex="normal"/>
    </style:style>
    <style:style style:name="P82" style:family="paragraph" style:parent-style-name="Table_20_Contents" style:list-style-name="L68">
      <style:text-properties fo:font-weight="normal" officeooo:rsid="0027e4b6" officeooo:paragraph-rsid="0027e4b6" style:font-weight-asian="normal" style:font-weight-complex="normal"/>
    </style:style>
    <style:style style:name="P83" style:family="paragraph" style:parent-style-name="Table_20_Contents" style:list-style-name="L69">
      <style:text-properties fo:font-weight="normal" officeooo:rsid="0027e4b6" officeooo:paragraph-rsid="0027e4b6" style:font-weight-asian="normal" style:font-weight-complex="normal"/>
    </style:style>
    <style:style style:name="P84" style:family="paragraph" style:parent-style-name="Table_20_Contents" style:list-style-name="L70">
      <style:text-properties fo:font-weight="normal" officeooo:rsid="0027e4b6" officeooo:paragraph-rsid="0027e4b6" style:font-weight-asian="normal" style:font-weight-complex="normal"/>
    </style:style>
    <style:style style:name="P85" style:family="paragraph" style:parent-style-name="Table_20_Contents" style:list-style-name="L71">
      <style:text-properties fo:font-weight="normal" officeooo:rsid="0027e4b6" officeooo:paragraph-rsid="0027e4b6" style:font-weight-asian="normal" style:font-weight-complex="normal"/>
    </style:style>
    <style:style style:name="P86" style:family="paragraph" style:parent-style-name="Table_20_Contents" style:list-style-name="L72">
      <style:text-properties fo:font-weight="normal" officeooo:rsid="0027e4b6" officeooo:paragraph-rsid="0027e4b6" style:font-weight-asian="normal" style:font-weight-complex="normal"/>
    </style:style>
    <style:style style:name="P87" style:family="paragraph" style:parent-style-name="Table_20_Contents" style:list-style-name="L73">
      <style:text-properties fo:font-weight="normal" officeooo:rsid="0027e4b6" officeooo:paragraph-rsid="0027e4b6" style:font-weight-asian="normal" style:font-weight-complex="normal"/>
    </style:style>
    <style:style style:name="P88" style:family="paragraph" style:parent-style-name="Table_20_Contents" style:list-style-name="L74">
      <style:text-properties fo:font-weight="normal" officeooo:rsid="0027e4b6" officeooo:paragraph-rsid="0027e4b6" style:font-weight-asian="normal" style:font-weight-complex="normal"/>
    </style:style>
    <style:style style:name="P89" style:family="paragraph" style:parent-style-name="Table_20_Contents" style:list-style-name="L75">
      <style:text-properties fo:font-weight="normal" officeooo:rsid="0027e4b6" officeooo:paragraph-rsid="0027e4b6" style:font-weight-asian="normal" style:font-weight-complex="normal"/>
    </style:style>
    <style:style style:name="P90" style:family="paragraph" style:parent-style-name="Table_20_Contents" style:list-style-name="L71">
      <style:text-properties fo:font-weight="normal" officeooo:rsid="002840bb" officeooo:paragraph-rsid="002840bb" style:font-weight-asian="normal" style:font-weight-complex="normal"/>
    </style:style>
    <style:style style:name="P91" style:family="paragraph" style:parent-style-name="Table_20_Contents">
      <style:text-properties fo:font-weight="normal" officeooo:rsid="002840bb" officeooo:paragraph-rsid="002840bb" style:font-weight-asian="normal" style:font-weight-complex="normal"/>
    </style:style>
    <style:style style:name="P92" style:family="paragraph" style:parent-style-name="Table_20_Contents" style:list-style-name="L76">
      <style:text-properties fo:font-weight="normal" officeooo:rsid="002840bb" officeooo:paragraph-rsid="002840bb" style:font-weight-asian="normal" style:font-weight-complex="normal"/>
    </style:style>
    <style:style style:name="P93" style:family="paragraph" style:parent-style-name="Table_20_Contents" style:list-style-name="L77">
      <style:text-properties fo:font-weight="normal" officeooo:rsid="002840bb" officeooo:paragraph-rsid="002840bb" style:font-weight-asian="normal" style:font-weight-complex="normal"/>
    </style:style>
    <style:style style:name="P94" style:family="paragraph" style:parent-style-name="Table_20_Contents" style:list-style-name="L78">
      <style:text-properties fo:font-weight="normal" officeooo:rsid="002840bb" officeooo:paragraph-rsid="002840bb" style:font-weight-asian="normal" style:font-weight-complex="normal"/>
    </style:style>
    <style:style style:name="P95" style:family="paragraph" style:parent-style-name="Table_20_Contents" style:list-style-name="L79">
      <style:text-properties fo:font-weight="normal" officeooo:rsid="002840bb" officeooo:paragraph-rsid="002840bb" style:font-weight-asian="normal" style:font-weight-complex="normal"/>
    </style:style>
    <style:style style:name="P96" style:family="paragraph" style:parent-style-name="Table_20_Contents" style:list-style-name="L80">
      <style:text-properties fo:font-weight="normal" officeooo:rsid="002840bb" officeooo:paragraph-rsid="002840bb" style:font-weight-asian="normal" style:font-weight-complex="normal"/>
    </style:style>
    <style:style style:name="P97" style:family="paragraph" style:parent-style-name="Table_20_Contents" style:list-style-name="L65">
      <style:text-properties fo:font-weight="normal" officeooo:rsid="002c1f99" officeooo:paragraph-rsid="002c1f99" style:font-weight-asian="normal" style:font-weight-complex="normal"/>
    </style:style>
    <style:style style:name="P98" style:family="paragraph" style:parent-style-name="Table_20_Contents" style:list-style-name="L51">
      <style:text-properties officeooo:rsid="00250623" officeooo:paragraph-rsid="00250623"/>
    </style:style>
    <style:style style:name="P99" style:family="paragraph" style:parent-style-name="Table_20_Contents">
      <style:text-properties style:text-line-through-style="solid" style:text-line-through-type="single" fo:font-weight="normal" officeooo:rsid="00235265" officeooo:paragraph-rsid="00235265" style:font-weight-asian="normal" style:font-weight-complex="normal"/>
    </style:style>
    <style:style style:name="P100" style:family="paragraph" style:parent-style-name="Table_20_Contents" style:list-style-name="L22">
      <style:text-properties style:text-line-through-style="solid" style:text-line-through-type="single" fo:font-weight="normal" officeooo:rsid="00235265" officeooo:paragraph-rsid="00235265" style:font-weight-asian="normal" style:font-weight-complex="normal"/>
    </style:style>
    <style:style style:name="P101" style:family="paragraph" style:parent-style-name="Table_20_Contents" style:list-style-name="L19">
      <style:text-properties style:text-line-through-style="solid" style:text-line-through-type="single" fo:font-weight="normal" officeooo:rsid="00235265" officeooo:paragraph-rsid="00235265" style:font-weight-asian="normal" style:font-weight-complex="normal"/>
    </style:style>
    <style:style style:name="P102" style:family="paragraph" style:parent-style-name="Table_20_Contents" style:list-style-name="L41">
      <style:text-properties style:text-line-through-style="solid" style:text-line-through-type="single" fo:font-weight="normal" officeooo:rsid="00235265" officeooo:paragraph-rsid="00235265" style:font-weight-asian="normal" style:font-weight-complex="normal"/>
    </style:style>
    <style:style style:name="P103" style:family="paragraph" style:parent-style-name="Table_20_Contents" style:list-style-name="L42">
      <style:text-properties style:text-line-through-style="solid" style:text-line-through-type="single" fo:font-weight="normal" officeooo:rsid="00235265" officeooo:paragraph-rsid="00235265" style:font-weight-asian="normal" style:font-weight-complex="normal"/>
    </style:style>
    <style:style style:name="T1" style:family="text">
      <style:text-properties officeooo:rsid="001edc4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edc4e"/>
    </style:style>
    <style:style style:name="T4" style:family="text">
      <style:text-properties style:text-underline-style="none" officeooo:rsid="001edc4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1d46" style:font-weight-asian="bold" style:font-weight-complex="bold"/>
    </style:style>
    <style:style style:name="T7" style:family="text">
      <style:text-properties officeooo:rsid="0022846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0623" style:font-weight-asian="normal" style:font-weight-complex="normal"/>
    </style:style>
    <style:style style:name="T10" style:family="text">
      <style:text-properties officeooo:rsid="0027c4aa"/>
    </style:style>
    <style:style style:name="T11" style:family="text">
      <style:text-properties officeooo:rsid="0027e4b6"/>
    </style:style>
    <style:style style:name="T12" style:family="text">
      <style:text-properties officeooo:rsid="002840bb"/>
    </style:style>
    <style:style style:name="T13" style:family="text">
      <style:text-properties officeooo:rsid="00293e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 <text:span text:style-name="T1">tests</text:span></text:p>
      <text:p text:style-name="P2"><text:span text:style-name="T2">** </text:span><text:span text:style-name="T3">Issues</text:span><text:line-break/><text:span text:style-name="T4">How to refer to stories – by name? By main story idea? </text:span></text:p>
      <text:p text:style-name="P8"/>
      <text:p text:style-name="P5"><text:span text:style-name="T1">F</text:span>ree recall:</text:p>
      <text:p text:style-name="P3">Please summarize the ____ story using as many details as you can remember.</text:p>
      <text:p text:style-name="P3"/>
      <text:p text:style-name="P9">How much did you like this story?</text:p>
      <text:p text:style-name="P9"/>
      <text:p text:style-name="P9">Did you feel engaged with this story?</text:p>
      <text:p text:style-name="P9"/>
      <text:p text:style-name="P9">Have you ever heard this story before?</text:p>
      <text:p text:style-name="P6"/>
      <text:p text:style-name="P4"><text:span text:style-name="T6">C</text:span><text:span text:style-name="T5">ued/Forced Choice</text:span></text:p>
      <text:p text:style-name="P7">Slumlord <text:span text:style-name="T10">(16)</text:span></text:p>
      <text:p text:style-name="P10">Where did the narrator come from?</text:p>
      <text:list xml:id="list2179592152" text:style-name="L1">
        <text:list-item>
          <text:p text:style-name="P17">Carolina</text:p>
        </text:list-item>
        <text:list-item>
          <text:p text:style-name="P17">California</text:p>
        </text:list-item>
      </text:list>
      <text:p text:style-name="P10">Who told the narrator about an apartment for rent?</text:p>
      <text:list xml:id="list3174248785" text:style-name="L2">
        <text:list-item>
          <text:p text:style-name="P18">A friend of the superintendent</text:p>
        </text:list-item>
        <text:list-item>
          <text:p text:style-name="P18">A friend of the narrator who lived in the building</text:p>
        </text:list-item>
      </text:list>
      <text:p text:style-name="P10">Where did the narrator put the key money?</text:p>
      <text:list xml:id="list1158738020" text:style-name="L3">
        <text:list-item>
          <text:p text:style-name="P19">In Bob’s mail box</text:p>
        </text:list-item>
        <text:list-item>
          <text:p text:style-name="P19">On Bob’s table</text:p>
        </text:list-item>
      </text:list>
      <text:p text:style-name="P10">For how long did the narrator live in the apartment?</text:p>
      <text:list xml:id="list2664649499" text:style-name="L4">
        <text:list-item>
          <text:p text:style-name="P20">3 years</text:p>
        </text:list-item>
        <text:list-item>
          <text:p text:style-name="P20">10 years</text:p>
        </text:list-item>
      </text:list>
      <text:p text:style-name="P10">What does Bob own in Brazil?</text:p>
      <text:list xml:id="list3823234733" text:style-name="L5">
        <text:list-item>
          <text:p text:style-name="P21">5 limousines</text:p>
        </text:list-item>
        <text:list-item>
          <text:p text:style-name="P21">5 ranches</text:p>
        </text:list-item>
      </text:list>
      <text:p text:style-name="P10">Why did Bob say he had left Brazil?</text:p>
      <text:list xml:id="list2236914748" text:style-name="L6">
        <text:list-item>
          <text:p text:style-name="P22">Brazil was too stressful which was bad for his health</text:p>
        </text:list-item>
        <text:list-item>
          <text:p text:style-name="P22">He would be arrested if he went back to Brazil</text:p>
        </text:list-item>
      </text:list>
      <text:p text:style-name="P10">Why does Bob say he can kill anyone in Brazil?</text:p>
      <text:list xml:id="list3341319123" text:style-name="L7">
        <text:list-item>
          <text:p text:style-name="P23">Because it is written into the constitution</text:p>
        </text:list-item>
        <text:list-item>
          <text:p text:style-name="P23">Because he is the head of the mafia</text:p>
        </text:list-item>
      </text:list>
      <text:p text:style-name="P10"><text:s/>Why did Alan and Bob conspire to kill someone?</text:p>
      <text:list xml:id="list2242542476" text:style-name="L8">
        <text:list-item>
          <text:p text:style-name="P24">The person was going to get money from Alan</text:p>
        </text:list-item>
        <text:list-item>
          <text:p text:style-name="P24">The person was going to get money from Bob</text:p>
        </text:list-item>
      </text:list>
      <text:p text:style-name="P10">Who was the person who Alan and <text:span text:style-name="T7">B</text:span>ob conspired to kill?</text:p>
      <text:list xml:id="list3787238598" text:style-name="L9">
        <text:list-item>
          <text:p text:style-name="P25">Alan’s ex-wife</text:p>
        </text:list-item>
        <text:list-item>
          <text:p text:style-name="P25">Alan’s sister’s ex-husband</text:p>
        </text:list-item>
      </text:list>
      <text:p text:style-name="P10">How was the person killed?</text:p>
      <text:list xml:id="list3114509488" text:style-name="L10">
        <text:list-item>
          <text:p text:style-name="P26">Shot by Bob</text:p>
        </text:list-item>
        <text:list-item>
          <text:p text:style-name="P26">Shot by a hit man</text:p>
        </text:list-item>
      </text:list>
      <text:p text:style-name="P11">Why did the narrator think Alan would lose the court case against the grandmothers?</text:p>
      <text:list xml:id="list201500156" text:style-name="L11">
        <text:list-item>
          <text:p text:style-name="P27">Alan was going to appear racist in court</text:p>
        </text:list-item>
        <text:list-item>
          <text:p text:style-name="P27">Alan was not going to be able to prove he had fixed the grandmother’s apartments</text:p>
        </text:list-item>
      </text:list>
      <text:p text:style-name="P11">How did the narrator find out that Alan had gone to prison?</text:p>
      <text:list xml:id="list1330640240" text:style-name="L12">
        <text:list-item>
          <text:p text:style-name="P28"><text:soft-page-break/>He saw an article in the newspaper</text:p>
        </text:list-item>
        <text:list-item>
          <text:p text:style-name="P28">The other tenants told him</text:p>
        </text:list-item>
      </text:list>
      <text:p text:style-name="P11">What was Bob’s role at the apartment building?</text:p>
      <text:list xml:id="list1944282170" text:style-name="L13">
        <text:list-item>
          <text:p text:style-name="P29">He owned the building</text:p>
        </text:list-item>
        <text:list-item>
          <text:p text:style-name="P29">He was the superintendent</text:p>
        </text:list-item>
      </text:list>
      <text:p text:style-name="P11">Why did Bob rat out Alan?</text:p>
      <text:list xml:id="list2982069358" text:style-name="L14">
        <text:list-item>
          <text:p text:style-name="P30">He was trying to protect Alan</text:p>
        </text:list-item>
        <text:list-item>
          <text:p text:style-name="P30">He was afraid of being accused of the murder</text:p>
        </text:list-item>
      </text:list>
      <text:p text:style-name="P11">Why did Alan want to kill the narrator?</text:p>
      <text:list xml:id="list3028066512" text:style-name="L15">
        <text:list-item>
          <text:p text:style-name="P31">He was causing Alan trouble with the other tenants</text:p>
        </text:list-item>
        <text:list-item>
          <text:p text:style-name="P31">He had a conspiracy with Bob</text:p>
        </text:list-item>
      </text:list>
      <text:p text:style-name="P11">Where does the narrator work now?</text:p>
      <text:list xml:id="list3673427328" text:style-name="L16">
        <text:list-item>
          <text:p text:style-name="P32">The New York times</text:p>
        </text:list-item>
        <text:list-item>
          <text:p text:style-name="P32">NYPD</text:p>
        </text:list-item>
      </text:list>
      <text:p text:style-name="P12"/>
      <text:p text:style-name="P12">Vodka <text:span text:style-name="T10">(22)</text:span></text:p>
      <text:p text:style-name="P14">What was the main character’s name? </text:p>
      <text:list xml:id="list4003617065" text:style-name="L17">
        <text:list-item>
          <text:p text:style-name="P33">Rachel</text:p>
        </text:list-item>
        <text:list-item>
          <text:p text:style-name="P33">Ronda</text:p>
        </text:list-item>
      </text:list>
      <text:p text:style-name="P14">Who did Rachel <text:span text:style-name="T13">talk to on the phone</text:span>? </text:p>
      <text:list xml:id="list2811601825" text:style-name="L18">
        <text:list-item>
          <text:p text:style-name="P34">Her mother</text:p>
        </text:list-item>
        <text:list-item>
          <text:p text:style-name="P34">Her sister</text:p>
        </text:list-item>
      </text:list>
      <text:p text:style-name="P55">How long did Rachel’s <text:span text:style-name="T13">mom’s </text:span>labo<text:span text:style-name="T13">u</text:span>r take? </text:p>
      <text:list xml:id="list3322485393" text:style-name="L20">
        <text:list-item>
          <text:p text:style-name="P35">2 hours</text:p>
        </text:list-item>
        <text:list-item>
          <text:p text:style-name="P35">7 hours</text:p>
        </text:list-item>
      </text:list>
      <text:p text:style-name="P14">What was the name of the program Rachel participated in? </text:p>
      <text:list xml:id="list3939925026" text:style-name="L21">
        <text:list-item>
          <text:p text:style-name="P36">‘American Idol’ </text:p>
        </text:list-item>
        <text:list-item>
          <text:p text:style-name="P36">‘The Voice’</text:p>
        </text:list-item>
      </text:list>
      <text:p text:style-name="P14">To whom did Rachel’s mom suggest her not to go? </text:p>
      <text:list xml:id="list4027653558" text:style-name="L23">
        <text:list-item>
          <text:p text:style-name="P37">Psychic</text:p>
        </text:list-item>
        <text:list-item>
          <text:p text:style-name="P37">Psychologist</text:p>
        </text:list-item>
      </text:list>
      <text:p text:style-name="P14">What was Rachel’s criterion to select the psychic? </text:p>
      <text:list xml:id="list1390082875" text:style-name="L24">
        <text:list-item>
          <text:p text:style-name="P38">Best and nearest</text:p>
        </text:list-item>
        <text:list-item>
          <text:p text:style-name="P38">Best and cheapest</text:p>
        </text:list-item>
      </text:list>
      <text:p text:style-name="P14">What was the name of the psychic? </text:p>
      <text:list xml:id="list1650473018" text:style-name="L25">
        <text:list-item>
          <text:p text:style-name="P39">Hermione</text:p>
        </text:list-item>
        <text:list-item>
          <text:p text:style-name="P39">Dorothy</text:p>
        </text:list-item>
      </text:list>
      <text:p text:style-name="P14">What did Jasmine do in addition to fortune telling? <text:s/></text:p>
      <text:list xml:id="list3711020971" text:style-name="L26">
        <text:list-item>
          <text:p text:style-name="P40">Pedicure</text:p>
        </text:list-item>
        <text:list-item>
          <text:p text:style-name="P40">Manicure</text:p>
        </text:list-item>
      </text:list>
      <text:p text:style-name="P14">What was Rachel’s favorite book? </text:p>
      <text:list xml:id="list1606679955" text:style-name="L27">
        <text:list-item>
          <text:p text:style-name="P41">“Harry Potter”</text:p>
        </text:list-item>
        <text:list-item>
          <text:p text:style-name="P41">“Wizard of Oz” </text:p>
        </text:list-item>
      </text:list>
      <text:p text:style-name="P14">What was Rachel’s fake name?</text:p>
      <text:list xml:id="list3912741574" text:style-name="L28">
        <text:list-item>
          <text:p text:style-name="P42">Ms. Monroe</text:p>
        </text:list-item>
        <text:list-item>
          <text:p text:style-name="P42">Ms. Moses</text:p>
        </text:list-item>
      </text:list>
      <text:p text:style-name="P14">Did Hermione resemble a magician? </text:p>
      <text:list xml:id="list2440506066" text:style-name="L29">
        <text:list-item>
          <text:p text:style-name="P43">Yes</text:p>
        </text:list-item>
        <text:list-item>
          <text:p text:style-name="P43">No</text:p>
        </text:list-item>
      </text:list>
      <text:p text:style-name="P14"><text:soft-page-break/>What day <text:span text:style-name="T13">does</text:span> Hermione love? </text:p>
      <text:list xml:id="list4285151920" text:style-name="L30">
        <text:list-item>
          <text:p text:style-name="P44">Tuesdays</text:p>
        </text:list-item>
        <text:list-item>
          <text:p text:style-name="P44">Wednesdays</text:p>
        </text:list-item>
      </text:list>
      <text:p text:style-name="P14">In which industry had Rachel worked? </text:p>
      <text:list xml:id="list1254098685" text:style-name="L31">
        <text:list-item>
          <text:p text:style-name="P45">Phone book industry</text:p>
        </text:list-item>
        <text:list-item>
          <text:p text:style-name="P45">Toilet paper industry </text:p>
        </text:list-item>
      </text:list>
      <text:p text:style-name="P14">What did Rachel answer Hermione regarding what’s bothering her? </text:p>
      <text:list xml:id="list3489251681" text:style-name="L32">
        <text:list-item>
          <text:p text:style-name="P46">She couldn’t stop thinking about Simon</text:p>
        </text:list-item>
        <text:list-item>
          <text:p text:style-name="P46">She couldn’t stop blaming her mother</text:p>
        </text:list-item>
      </text:list>
      <text:p text:style-name="P14">Rachel was afraid she will panic during what? </text:p>
      <text:list xml:id="list4055980480" text:style-name="L33">
        <text:list-item>
          <text:p text:style-name="P47">‘American Idol’ final</text:p>
        </text:list-item>
        <text:list-item>
          <text:p text:style-name="P47">‘American Idol’ audition</text:p>
        </text:list-item>
      </text:list>
      <text:p text:style-name="P14">Hermione asked Rachel if she liked what?</text:p>
      <text:list xml:id="list1415254558" text:style-name="L34">
        <text:list-item>
          <text:p text:style-name="P48">Vodka</text:p>
        </text:list-item>
        <text:list-item>
          <text:p text:style-name="P48">Chocolate</text:p>
        </text:list-item>
      </text:list>
      <text:p text:style-name="P14">What did Hermione use in order to tell Rachel her fortune?</text:p>
      <text:list xml:id="list3763920669" text:style-name="L35">
        <text:list-item>
          <text:p text:style-name="P49">A tiny vodka bottle</text:p>
        </text:list-item>
        <text:list-item>
          <text:p text:style-name="P49"><text:span text:style-name="T13">A</text:span> clear crystal ball</text:p>
        </text:list-item>
      </text:list>
      <text:p text:style-name="P14">When Rachel woke up from Hermione’s therapy, she felt like she could use: </text:p>
      <text:list xml:id="list1806304475" text:style-name="L36">
        <text:list-item>
          <text:p text:style-name="P50">a good pedicure session</text:p>
        </text:list-item>
        <text:list-item>
          <text:p text:style-name="P50">a good massage session</text:p>
        </text:list-item>
      </text:list>
      <text:p text:style-name="P14">How did Rachel feel when she left Hermione’s clinic? </text:p>
      <text:list xml:id="list474854428" text:style-name="L37">
        <text:list-item>
          <text:p text:style-name="P51">Very bad</text:p>
        </text:list-item>
        <text:list-item>
          <text:p text:style-name="P51">Very good</text:p>
        </text:list-item>
      </text:list>
      <text:p text:style-name="P14">Who went with Rachel to the finals? </text:p>
      <text:list xml:id="list4039620656" text:style-name="L38">
        <text:list-item>
          <text:p text:style-name="P52">Her mom</text:p>
        </text:list-item>
        <text:list-item>
          <text:p text:style-name="P52">Her sister</text:p>
        </text:list-item>
      </text:list>
      <text:p text:style-name="P14">What was Simon doing when Rachel arrived at the studios? </text:p>
      <text:list xml:id="list3389599348" text:style-name="L39">
        <text:list-item>
          <text:p text:style-name="P53">Staring at his feet</text:p>
        </text:list-item>
        <text:list-item>
          <text:p text:style-name="P53">Staring at his watch</text:p>
        </text:list-item>
      </text:list>
      <text:p text:style-name="P14">Where did Simon say he had to go?</text:p>
      <text:list xml:id="list4137103246" text:style-name="L40">
        <text:list-item>
          <text:p text:style-name="P54">Dressing room</text:p>
        </text:list-item>
        <text:list-item>
          <text:p text:style-name="P54">Men’s room</text:p>
        </text:list-item>
      </text:list>
      <text:p text:style-name="P14"/>
      <text:p text:style-name="P13">Green My Eyes <text:span text:style-name="T10">(22)</text:span></text:p>
      <text:p text:style-name="P16">What was the girl doing when the phone rang? </text:p>
      <text:list xml:id="list4045031991" text:style-name="L43">
        <text:list-item>
          <text:p text:style-name="P56">Lying on the bed</text:p>
        </text:list-item>
        <text:list-item>
          <text:p text:style-name="P56">sitting in a chair</text:p>
        </text:list-item>
      </text:list>
      <text:p text:style-name="P16">What was the gray-haired man’s name? </text:p>
      <text:list xml:id="list3048769366" text:style-name="L44">
        <text:list-item>
          <text:p text:style-name="P57">Lee</text:p>
        </text:list-item>
        <text:list-item>
          <text:p text:style-name="P57">Louis</text:p>
        </text:list-item>
      </text:list>
      <text:p text:style-name="P16">What was the second man’s name? </text:p>
      <text:list xml:id="list4141443830" text:style-name="L45">
        <text:list-item>
          <text:p text:style-name="P58">Arthur</text:p>
        </text:list-item>
        <text:list-item>
          <text:p text:style-name="P58">Alan</text:p>
        </text:list-item>
      </text:list>
      <text:p text:style-name="P16">What was Arthur’s wife name? <text:s/></text:p>
      <text:list xml:id="list3291245661" text:style-name="L46">
        <text:list-item>
          <text:p text:style-name="P59">Joanie</text:p>
        </text:list-item>
        <text:list-item>
          <text:p text:style-name="P59">Jenny</text:p>
        </text:list-item>
      </text:list>
      <text:p text:style-name="P16">What was Lee’s girlfriend name? <text:s text:c="2"/></text:p>
      <text:list xml:id="list2546686044" text:style-name="L47">
        <text:list-item>
          <text:p text:style-name="P60">Joanie</text:p>
        </text:list-item>
        <text:list-item>
          <text:p text:style-name="P60"><text:soft-page-break/>Rose</text:p>
        </text:list-item>
      </text:list>
      <text:p text:style-name="P16">Why did Arthur call Lee? </text:p>
      <text:list xml:id="list3424771637" text:style-name="L48">
        <text:list-item>
          <text:p text:style-name="P61">Because Joanie didn’t come home, and he wanted to know if Lee noticed when she left</text:p>
        </text:list-item>
        <text:list-item>
          <text:p text:style-name="P61">Because Joanie didn’t come home, and he wanted to know if she was at Lee’s house</text:p>
        </text:list-item>
      </text:list>
      <text:p text:style-name="P16">Why was Arthur worried? </text:p>
      <text:list xml:id="list3911161543" text:style-name="L49">
        <text:list-item>
          <text:p text:style-name="P62">Because he thought Joanie was cheating on him</text:p>
        </text:list-item>
        <text:list-item>
          <text:p text:style-name="P62">Because he thought Joanie was drunk </text:p>
        </text:list-item>
      </text:list>
      <text:p text:style-name="P16">How did Lee try to calm Arthur regarding Joanie?</text:p>
      <text:list xml:id="list1576895408" text:style-name="L50">
        <text:list-item>
          <text:p text:style-name="P63">He said that Joanie probably went with the Ellenbogens to another place</text:p>
        </text:list-item>
        <text:list-item>
          <text:p text:style-name="P63">He said that Joanie probably didn’t find a cab and waited for a ride back home</text:p>
        </text:list-item>
      </text:list>
      <text:p text:style-name="P16">How many years were Arthur and Joanie together? </text:p>
      <text:list xml:id="list2297095173" text:style-name="L51">
        <text:list-item>
          <text:p text:style-name="P64">Five</text:p>
        </text:list-item>
        <text:list-item>
          <text:p text:style-name="P98"><text:span text:style-name="T9">F</text:span><text:span text:style-name="T8">ifteen</text:span></text:p>
        </text:list-item>
      </text:list>
      <text:p text:style-name="P16">What did Lee advise Arthur to do? </text:p>
      <text:list xml:id="list2432082760" text:style-name="L52">
        <text:list-item>
          <text:p text:style-name="P65">To get in bed and relax</text:p>
        </text:list-item>
        <text:list-item>
          <text:p text:style-name="P65">to keep calling the Ellenbogens</text:p>
        </text:list-item>
      </text:list>
      <text:p text:style-name="P16">What did Lee think was Arthur’s problem? </text:p>
      <text:list xml:id="list3986411965" text:style-name="L53">
        <text:list-item>
          <text:p text:style-name="P66">That he was torturing himself and being paranoid</text:p>
        </text:list-item>
        <text:list-item>
          <text:p text:style-name="P66">That he was drinking too much and losing his judgment.</text:p>
        </text:list-item>
      </text:list>
      <text:p text:style-name="P16">What did Lee think about Joanie? </text:p>
      <text:list xml:id="list730619893" text:style-name="L54">
        <text:list-item>
          <text:p text:style-name="P67">That she was wonderful and smart</text:p>
        </text:list-item>
        <text:list-item>
          <text:p text:style-name="P67">That she was beautiful and superficial</text:p>
        </text:list-item>
      </text:list>
      <text:p text:style-name="P16">Did Arthur think Joanie was smart? </text:p>
      <text:list xml:id="list1299694748" text:style-name="L55">
        <text:list-item>
          <text:p text:style-name="P68">No</text:p>
        </text:list-item>
        <text:list-item>
          <text:p text:style-name="P68">Yes</text:p>
        </text:list-item>
      </text:list>
      <text:p text:style-name="P16">What did Joanie buy Arthur once? </text:p>
      <text:list xml:id="list723472358" text:style-name="L56">
        <text:list-item>
          <text:p text:style-name="P69">A suit</text:p>
        </text:list-item>
        <text:list-item>
          <text:p text:style-name="P69">A watch</text:p>
        </text:list-item>
      </text:list>
      <text:p text:style-name="P16">What did Arthur ask Lee towards the end of the conversation? </text:p>
      <text:list xml:id="list1905226331" text:style-name="L57">
        <text:list-item>
          <text:p text:style-name="P70">If he could come over to Lee’s place</text:p>
        </text:list-item>
        <text:list-item>
          <text:p text:style-name="P70">If Lee could come over to Arthur’s home.</text:p>
        </text:list-item>
      </text:list>
      <text:p text:style-name="P16">What did Lee answer? </text:p>
      <text:list xml:id="list1394984305" text:style-name="L58">
        <text:list-item>
          <text:p text:style-name="P71">That it was better for Arthur to be there, when Joanie comes back home</text:p>
        </text:list-item>
        <text:list-item>
          <text:p text:style-name="P71">That he was tired, and rather go to sleep.</text:p>
        </text:list-item>
      </text:list>
      <text:p text:style-name="P16">Did Lee want Arthur to come over? </text:p>
      <text:list xml:id="list1229599362" text:style-name="L59">
        <text:list-item>
          <text:p text:style-name="P72">No</text:p>
        </text:list-item>
        <text:list-item>
          <text:p text:style-name="P72">Yes </text:p>
        </text:list-item>
      </text:list>
      <text:p text:style-name="P16">What did the girl ask after Lee hung up? </text:p>
      <text:list xml:id="list1328197649" text:style-name="L60">
        <text:list-item>
          <text:p text:style-name="P73">“What did he say?”</text:p>
        </text:list-item>
        <text:list-item>
          <text:p text:style-name="P73">“What’s wrong with him?”</text:p>
        </text:list-item>
      </text:list>
      <text:p text:style-name="P16">What did the girl think about how Lee handled the situation? </text:p>
      <text:list xml:id="list1477041637" text:style-name="L61">
        <text:list-item>
          <text:p text:style-name="P74">That he handled it very well</text:p>
        </text:list-item>
        <text:list-item>
          <text:p text:style-name="P74">That he should have been more assertive.</text:p>
        </text:list-item>
      </text:list>
      <text:p text:style-name="P16">What did Arthur tell Lee in the second phone call? </text:p>
      <text:list xml:id="list2845840032" text:style-name="L62">
        <text:list-item>
          <text:p text:style-name="P75">That Joanie just came home</text:p>
        </text:list-item>
        <text:list-item>
          <text:p text:style-name="P75">That he wanted to come over.</text:p>
        </text:list-item>
      </text:list>
      <text:p text:style-name="P16">How did Lee react? </text:p>
      <text:list xml:id="list3172711447" text:style-name="L63">
        <text:list-item>
          <text:p text:style-name="P76">He seemed troubled</text:p>
        </text:list-item>
        <text:list-item>
          <text:p text:style-name="P76">He was relieved</text:p>
        </text:list-item>
      </text:list>
      <text:p text:style-name="P16"><text:soft-page-break/>What did Arthur say about why Joanie had come back home so late? </text:p>
      <text:list xml:id="list1576862359" text:style-name="L64">
        <text:list-item>
          <text:p text:style-name="P77">She went to drink and help her friends</text:p>
        </text:list-item>
        <text:list-item>
          <text:p text:style-name="P77">She was with another men.</text:p>
        </text:list-item>
      </text:list>
      <text:p text:style-name="P15"/>
      <text:p text:style-name="P13">Pie<text:span text:style-name="T11">M</text:span>an <text:span text:style-name="T12">(16)</text:span></text:p>
      <text:p text:style-name="P78">What is the narrator’s job?</text:p>
      <text:list xml:id="list1824866802" text:style-name="L65">
        <text:list-item>
          <text:p text:style-name="P79">Journalist</text:p>
        </text:list-item>
        <text:list-item>
          <text:p text:style-name="P97">the Dean</text:p>
        </text:list-item>
      </text:list>
      <text:p text:style-name="P91">In which borough of New York city did the narrator start his career?</text:p>
      <text:list xml:id="list712724587" text:style-name="L80">
        <text:list-item>
          <text:p text:style-name="P96">Brooklyn</text:p>
        </text:list-item>
        <text:list-item>
          <text:p text:style-name="P96">Bronx</text:p>
        </text:list-item>
      </text:list>
      <text:p text:style-name="P78">What does the narrator ask the Dean about?</text:p>
      <text:list xml:id="list2707696508" text:style-name="L74">
        <text:list-item>
          <text:p text:style-name="P88">Tuition increases</text:p>
        </text:list-item>
        <text:list-item>
          <text:p text:style-name="P88">Funding cuts</text:p>
        </text:list-item>
      </text:list>
      <text:p text:style-name="P78">How does the dean react to the narrator’s question?</text:p>
      <text:list xml:id="list2492734877" text:style-name="L66">
        <text:list-item>
          <text:p text:style-name="P80">He answer’s calmly</text:p>
        </text:list-item>
        <text:list-item>
          <text:p text:style-name="P80">He is rude to the narrator</text:p>
        </text:list-item>
      </text:list>
      <text:p text:style-name="P78">What does the Dean get attacked with?</text:p>
      <text:list xml:id="list362256031" text:style-name="L67">
        <text:list-item>
          <text:p text:style-name="P81">A cream pie</text:p>
        </text:list-item>
        <text:list-item>
          <text:p text:style-name="P81">A bucket of water</text:p>
        </text:list-item>
      </text:list>
      <text:p text:style-name="P78">What does the editor of the newspaper win later in life?</text:p>
      <text:list xml:id="list4251119438" text:style-name="L68">
        <text:list-item>
          <text:p text:style-name="P82">Pullitzer Prize</text:p>
        </text:list-item>
        <text:list-item>
          <text:p text:style-name="P82">Booker Prize</text:p>
        </text:list-item>
      </text:list>
      <text:p text:style-name="P78"><text:s/>Do the students in this story seem to like the Dean of their school?</text:p>
      <text:list xml:id="list404951139" text:style-name="L69">
        <text:list-item>
          <text:p text:style-name="P83">Yes</text:p>
        </text:list-item>
        <text:list-item>
          <text:p text:style-name="P83">No</text:p>
        </text:list-item>
      </text:list>
      <text:p text:style-name="P78">What does the narrator call the attacker?</text:p>
      <text:list xml:id="list877956405" text:style-name="L70">
        <text:list-item>
          <text:p text:style-name="P84">PieMan</text:p>
        </text:list-item>
        <text:list-item>
          <text:p text:style-name="P84">CakeMan</text:p>
        </text:list-item>
      </text:list>
      <text:p text:style-name="P78">Was PieMan wearing a cape during the first <text:span text:style-name="T12">or the second</text:span> attack?</text:p>
      <text:list xml:id="list3002211529" text:style-name="L71">
        <text:list-item>
          <text:p text:style-name="P85"><text:span text:style-name="T12">First</text:span> </text:p>
        </text:list-item>
        <text:list-item>
          <text:p text:style-name="P90">Second</text:p>
        </text:list-item>
      </text:list>
      <text:p text:style-name="P78">What language was PieMan’s catch phrase in?</text:p>
      <text:list xml:id="list3454451434" text:style-name="L72">
        <text:list-item>
          <text:p text:style-name="P86">Greek</text:p>
        </text:list-item>
        <text:list-item>
          <text:p text:style-name="P86">Latin</text:p>
        </text:list-item>
      </text:list>
      <text:p text:style-name="P78">Where does the second PieMan attack happen?</text:p>
      <text:list xml:id="list4168457001" text:style-name="L73">
        <text:list-item>
          <text:p text:style-name="P87">Outside the library</text:p>
        </text:list-item>
        <text:list-item>
          <text:p text:style-name="P87">Outside the dorms</text:p>
        </text:list-item>
      </text:list>
      <text:p text:style-name="P78">What did Sheila want to ban on campus?</text:p>
      <text:list xml:id="list3144537469" text:style-name="L75">
        <text:list-item>
          <text:p text:style-name="P89">Outdoor partying</text:p>
        </text:list-item>
        <text:list-item>
          <text:p text:style-name="P89">Outdoor drinking</text:p>
        </text:list-item>
      </text:list>
      <text:p text:style-name="P91">How many major stories did the narrator write about PieMan?</text:p>
      <text:list xml:id="list2984966371" text:style-name="L76">
        <text:list-item>
          <text:p text:style-name="P92">5</text:p>
        </text:list-item>
        <text:list-item>
          <text:p text:style-name="P92">7</text:p>
        </text:list-item>
      </text:list>
      <text:p text:style-name="P91">What is the name of the girl that the narrator flirts with?</text:p>
      <text:list xml:id="list381669106" text:style-name="L77">
        <text:list-item>
          <text:p text:style-name="P93">Angela</text:p>
        </text:list-item>
        <text:list-item>
          <text:p text:style-name="P93">Angie</text:p>
        </text:list-item>
      </text:list>
      <text:p text:style-name="P91">Where does the narrator see Angela?</text:p>
      <text:list xml:id="list1676359461" text:style-name="L78">
        <text:list-item>
          <text:p text:style-name="P94">At a bar</text:p>
        </text:list-item>
        <text:list-item>
          <text:p text:style-name="P94"><text:soft-page-break/>At a library</text:p>
        </text:list-item>
      </text:list>
      <text:p text:style-name="P91">What does the narrator say to Angela when she asks if he is PieMan?</text:p>
      <text:list xml:id="list3130515926" text:style-name="L79">
        <text:list-item>
          <text:p text:style-name="P95">Yes, I am PieMan</text:p>
        </text:list-item>
        <text:list-item>
          <text:p text:style-name="P95">No, but I created PieM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05:17.414000000</meta:creation-date>
    <dc:date>2018-04-16T14:45:17.991000000</dc:date>
    <meta:editing-duration>PT4H24M27S</meta:editing-duration>
    <meta:editing-cycles>11</meta:editing-cycles>
    <meta:generator>LibreOffice/5.3.7.2$Windows_X86_64 LibreOffice_project/6b8ed514a9f8b44d37a1b96673cbbdd077e24059</meta:generator>
    <meta:document-statistic meta:table-count="0" meta:image-count="0" meta:object-count="0" meta:page-count="6" meta:paragraph-count="240" meta:word-count="1406" meta:character-count="6809" meta:non-whitespace-character-count="5742"/>
  </office:meta>
</office:document-meta>
</file>